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size="16pt" fo:font-weight="bold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>
      <style:paragraph-properties fo:text-align="end" style:justify-single-word="false"/>
      <style:text-properties fo:font-weight="bold"/>
    </style:style>
    <style:style style:name="P4" style:family="paragraph" style:parent-style-name="Text_20_body">
      <style:text-properties fo:font-weight="bold" officeooo:paragraph-rsid="0002b6b0"/>
    </style:style>
    <style:style style:name="P5" style:family="paragraph" style:parent-style-name="Text_20_body">
      <style:text-properties fo:font-weight="bold" officeooo:rsid="0002b6b0" officeooo:paragraph-rsid="0002b6b0"/>
    </style:style>
    <style:style style:name="P6" style:family="paragraph" style:parent-style-name="Text_20_body">
      <style:text-properties fo:font-weight="bold" officeooo:rsid="0002b6b0" officeooo:paragraph-rsid="00051066"/>
    </style:style>
    <style:style style:name="P7" style:family="paragraph" style:parent-style-name="Text_20_body">
      <style:text-properties fo:font-weight="bold" officeooo:paragraph-rsid="00051066"/>
    </style:style>
    <style:style style:name="P8" style:family="paragraph" style:parent-style-name="Text_20_body">
      <style:text-properties fo:font-weight="bold" officeooo:rsid="00051066" officeooo:paragraph-rsid="00051066"/>
    </style:style>
    <style:style style:name="P9" style:family="paragraph" style:parent-style-name="Text_20_body">
      <style:text-properties fo:font-weight="bold" officeooo:paragraph-rsid="000625b1"/>
    </style:style>
    <style:style style:name="P10" style:family="paragraph" style:parent-style-name="Text_20_body">
      <style:text-properties fo:font-weight="bold" officeooo:paragraph-rsid="00079557"/>
    </style:style>
    <style:style style:name="P11" style:family="paragraph" style:parent-style-name="Text_20_body">
      <style:paragraph-properties fo:text-align="center" style:justify-single-word="false"/>
      <style:text-properties officeooo:paragraph-rsid="0003a230"/>
    </style:style>
    <style:style style:name="P12" style:family="paragraph" style:parent-style-name="Text_20_body">
      <style:text-properties fo:font-weight="normal" officeooo:rsid="0002b6b0" officeooo:paragraph-rsid="0002b6b0" style:font-weight-asian="normal" style:font-weight-complex="normal"/>
    </style:style>
    <style:style style:name="P13" style:family="paragraph" style:parent-style-name="Text_20_body">
      <style:text-properties officeooo:paragraph-rsid="00051066"/>
    </style:style>
    <style:style style:name="P14" style:family="paragraph" style:parent-style-name="Text_20_body" style:master-page-name="Standard">
      <style:paragraph-properties fo:text-align="center" style:justify-single-word="false" style:page-number="auto"/>
      <style:text-properties fo:font-size="16pt" fo:font-weight="bold"/>
    </style:style>
    <style:style style:name="P15" style:family="paragraph" style:parent-style-name="Text_20_body">
      <style:paragraph-properties fo:text-align="center" style:justify-single-word="false"/>
      <style:text-properties fo:font-size="16pt" fo:font-weight="bold" officeooo:rsid="0003a230" officeooo:paragraph-rsid="0003a230"/>
    </style:style>
    <style:style style:name="P16" style:family="paragraph" style:parent-style-name="Text_20_body">
      <style:paragraph-properties fo:text-align="center" style:justify-single-word="false"/>
      <style:text-properties fo:color="#000000" style:font-name="Times New Roman" fo:font-size="16pt" fo:font-weight="bold" officeooo:rsid="0003a230" officeooo:paragraph-rsid="0003a230" style:font-size-asian="16pt" style:font-size-complex="16pt"/>
    </style:style>
    <style:style style:name="P17" style:family="paragraph" style:parent-style-name="Text_20_body">
      <style:text-properties fo:font-weight="normal" officeooo:rsid="00014914" style:font-weight-asian="normal" style:font-weight-complex="normal"/>
    </style:style>
    <style:style style:name="P18" style:family="paragraph" style:parent-style-name="Text_20_body">
      <style:text-properties fo:font-weight="normal" officeooo:rsid="00014914" officeooo:paragraph-rsid="00014914" style:font-weight-asian="normal" style:font-weight-complex="normal"/>
    </style:style>
    <style:style style:name="P19" style:family="paragraph" style:parent-style-name="Text_20_body">
      <style:text-properties fo:font-weight="normal" officeooo:rsid="00014914" officeooo:paragraph-rsid="0002b6b0" style:font-weight-asian="normal" style:font-weight-complex="normal"/>
    </style:style>
    <style:style style:name="P20" style:family="paragraph" style:parent-style-name="Text_20_body">
      <style:text-properties fo:font-weight="normal" officeooo:rsid="00014914" officeooo:paragraph-rsid="00051066" style:font-weight-asian="normal" style:font-weight-complex="normal"/>
    </style:style>
    <style:style style:name="P21" style:family="paragraph" style:parent-style-name="Text_20_body">
      <style:text-properties fo:font-weight="normal" officeooo:rsid="00014914" officeooo:paragraph-rsid="00079557" style:font-weight-asian="normal" style:font-weight-complex="normal"/>
    </style:style>
    <style:style style:name="P22" style:family="paragraph" style:parent-style-name="Text_20_body">
      <style:text-properties fo:font-weight="normal" officeooo:rsid="00014914" officeooo:paragraph-rsid="000625b1" style:font-weight-asian="normal" style:font-weight-complex="normal"/>
    </style:style>
    <style:style style:name="P23" style:family="paragraph" style:parent-style-name="Text_20_body">
      <style:text-properties fo:font-weight="normal" officeooo:rsid="0002b6b0" officeooo:paragraph-rsid="0002b6b0" style:font-weight-asian="normal" style:font-weight-complex="normal"/>
    </style:style>
    <style:style style:name="P24" style:family="paragraph" style:parent-style-name="Text_20_body">
      <style:text-properties fo:font-weight="normal" officeooo:rsid="0002b6b0" officeooo:paragraph-rsid="0003a230" style:font-weight-asian="normal" style:font-weight-complex="normal"/>
    </style:style>
    <style:style style:name="P25" style:family="paragraph" style:parent-style-name="Text_20_body">
      <style:text-properties fo:font-weight="normal" officeooo:rsid="0002b6b0" officeooo:paragraph-rsid="00051066" style:font-weight-asian="normal" style:font-weight-complex="normal"/>
    </style:style>
    <style:style style:name="P26" style:family="paragraph" style:parent-style-name="Text_20_body">
      <style:text-properties fo:font-weight="normal" officeooo:rsid="0002b6b0" officeooo:paragraph-rsid="000625b1" style:font-weight-asian="normal" style:font-weight-complex="normal"/>
    </style:style>
    <style:style style:name="P27" style:family="paragraph" style:parent-style-name="Text_20_body">
      <style:text-properties fo:font-weight="normal" officeooo:rsid="0002b6b0" officeooo:paragraph-rsid="000b0248" style:font-weight-asian="normal" style:font-weight-complex="normal"/>
    </style:style>
    <style:style style:name="P28" style:family="paragraph" style:parent-style-name="Text_20_body">
      <style:text-properties fo:font-weight="normal" officeooo:rsid="0003a230" officeooo:paragraph-rsid="0002b6b0" style:font-weight-asian="normal" style:font-weight-complex="normal"/>
    </style:style>
    <style:style style:name="P29" style:family="paragraph" style:parent-style-name="Text_20_body">
      <style:text-properties fo:font-weight="normal" officeooo:rsid="00051066" officeooo:paragraph-rsid="00051066" style:font-weight-asian="normal" style:font-weight-complex="normal"/>
    </style:style>
    <style:style style:name="P30" style:family="paragraph" style:parent-style-name="Text_20_body">
      <style:text-properties officeooo:rsid="00014914" officeooo:paragraph-rsid="00014914"/>
    </style:style>
    <style:style style:name="P31" style:family="paragraph" style:parent-style-name="Text_20_body">
      <style:text-properties fo:font-weight="bold" officeooo:rsid="00051066" style:font-weight-asian="bold" style:font-weight-complex="bold"/>
    </style:style>
    <style:style style:name="P32" style:family="paragraph" style:parent-style-name="Text_20_body">
      <style:text-properties fo:font-weight="bold" officeooo:rsid="00051066" officeooo:paragraph-rsid="000625b1" style:font-weight-asian="bold" style:font-weight-complex="bold"/>
    </style:style>
    <style:style style:name="P33" style:family="paragraph" style:parent-style-name="Text_20_body">
      <style:text-properties fo:font-weight="bold" officeooo:paragraph-rsid="000993ab"/>
    </style:style>
    <style:style style:name="P34" style:family="paragraph" style:parent-style-name="Text_20_body">
      <style:text-properties fo:font-weight="bold" officeooo:paragraph-rsid="000b0248"/>
    </style:style>
    <style:style style:name="P35" style:family="paragraph" style:parent-style-name="Text_20_body">
      <style:text-properties officeooo:paragraph-rsid="000b0248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a230" style:font-weight-asian="bold" style:font-weight-complex="bold"/>
    </style:style>
    <style:style style:name="T4" style:family="text">
      <style:text-properties fo:font-weight="bold" officeooo:rsid="00051066" style:font-weight-asian="bold" style:font-weight-complex="bold"/>
    </style:style>
    <style:style style:name="T5" style:family="text">
      <style:text-properties fo:font-weight="bold" officeooo:rsid="000625b1" style:font-weight-asian="bold" style:font-weight-complex="bold"/>
    </style:style>
    <style:style style:name="T6" style:family="text">
      <style:text-properties fo:font-weight="bold" officeooo:rsid="00079557" style:font-weight-asian="bold" style:font-weight-complex="bold"/>
    </style:style>
    <style:style style:name="T7" style:family="text">
      <style:text-properties fo:font-weight="bold" officeooo:rsid="000993ab" style:font-weight-asian="bold" style:font-weight-complex="bold"/>
    </style:style>
    <style:style style:name="T8" style:family="text">
      <style:text-properties fo:font-weight="bold" officeooo:rsid="000b0248" style:font-weight-asian="bold" style:font-weight-complex="bold"/>
    </style:style>
    <style:style style:name="T9" style:family="text">
      <style:text-properties officeooo:rsid="00000cbf"/>
    </style:style>
    <style:style style:name="T10" style:family="text">
      <style:text-properties fo:font-size="16pt" fo:font-weight="bold"/>
    </style:style>
    <style:style style:name="T11" style:family="text">
      <style:text-properties fo:font-size="16pt" fo:font-weight="bold" officeooo:rsid="00000cbf"/>
    </style:style>
    <style:style style:name="T12" style:family="text">
      <style:text-properties fo:font-size="16pt" fo:font-weight="bold" officeooo:rsid="0003a230"/>
    </style:style>
    <style:style style:name="T13" style:family="text">
      <style:text-properties officeooo:rsid="00014914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14914" style:font-weight-asian="normal" style:font-weight-complex="normal"/>
    </style:style>
    <style:style style:name="T16" style:family="text">
      <style:text-properties fo:font-weight="normal" officeooo:rsid="0002b6b0" style:font-weight-asian="normal" style:font-weight-complex="normal"/>
    </style:style>
    <style:style style:name="T17" style:family="text">
      <style:text-properties fo:font-weight="normal" officeooo:rsid="0003a230" style:font-weight-asian="normal" style:font-weight-complex="normal"/>
    </style:style>
    <style:style style:name="T18" style:family="text">
      <style:text-properties fo:font-weight="normal" officeooo:rsid="00051066" style:font-weight-asian="normal" style:font-weight-complex="normal"/>
    </style:style>
    <style:style style:name="T19" style:family="text">
      <style:text-properties fo:font-weight="normal" officeooo:rsid="000625b1" style:font-weight-asian="normal" style:font-weight-complex="normal"/>
    </style:style>
    <style:style style:name="T20" style:family="text">
      <style:text-properties fo:font-weight="normal" officeooo:rsid="00079557" style:font-weight-asian="normal" style:font-weight-complex="normal"/>
    </style:style>
    <style:style style:name="T21" style:family="text">
      <style:text-properties fo:font-weight="normal" officeooo:rsid="000993ab" style:font-weight-asian="normal" style:font-weight-complex="normal"/>
    </style:style>
    <style:style style:name="T22" style:family="text">
      <style:text-properties fo:font-weight="normal" officeooo:rsid="000b0248" style:font-weight-asian="normal" style:font-weight-complex="normal"/>
    </style:style>
    <style:style style:name="T23" style:family="text">
      <style:text-properties officeooo:rsid="0003a230"/>
    </style:style>
    <style:style style:name="T24" style:family="text">
      <style:text-properties fo:font-variant="normal" fo:text-transform="none" fo:color="#000000" style:font-name="Times New Roman" fo:font-size="16pt" fo:letter-spacing="normal" fo:font-style="normal" fo:font-weight="bold" style:font-size-asian="16pt" style:font-size-complex="16pt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051066" style:text-blinking="false" fo:background-color="transparent" loext:char-shading-value="0" style:font-size-asian="12pt" style:font-weight-asian="normal" style:font-size-complex="12pt" style:font-weight-complex="normal"/>
    </style:style>
    <style:style style:name="T27" style:family="text">
      <style:text-properties fo:color="#000000" style:font-name="Times New Roman" fo:font-size="16pt" fo:font-weight="bold" style:font-size-asian="16pt" style:font-size-complex="16pt"/>
    </style:style>
    <style:style style:name="T28" style:family="text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T29" style:family="text">
      <style:text-properties fo:color="#000000" style:font-name="Times New Roman" fo:font-size="12pt" fo:font-weight="normal" officeooo:rsid="00051066" style:font-size-asian="12pt" style:font-weight-asian="normal" style:font-size-complex="12pt" style:font-weight-complex="normal"/>
    </style:style>
    <style:style style:name="T30" style:family="text">
      <style:text-properties fo:color="#000000" style:font-name="Times New Roman" fo:font-size="12pt" fo:font-weight="normal" officeooo:rsid="0002b6b0" style:font-size-asian="12pt" style:font-weight-asian="normal" style:font-size-complex="12pt" style:font-weight-complex="normal"/>
    </style:style>
    <style:style style:name="T31" style:family="text">
      <style:text-properties officeooo:rsid="000625b1"/>
    </style:style>
    <style:style style:name="T32" style:family="text">
      <style:text-properties officeooo:rsid="00014914" style:font-weight-asian="bold" style:font-weight-complex="bold"/>
    </style:style>
    <style:style style:name="T33" style:family="text">
      <style:text-properties officeooo:rsid="0003a230" style:font-weight-asian="bold" style:font-weight-complex="bold"/>
    </style:style>
    <style:style style:name="T34" style:family="text">
      <style:text-properties officeooo:rsid="00051066" style:font-weight-asian="bold" style:font-weight-complex="bold"/>
    </style:style>
    <style:style style:name="T35" style:family="text">
      <style:text-properties officeooo:rsid="000625b1" style:font-weight-asian="bold" style:font-weight-complex="bold"/>
    </style:style>
    <style:style style:name="T36" style:family="text">
      <style:text-properties officeooo:rsid="000993ab"/>
    </style:style>
    <style:style style:name="T37" style:family="text">
      <style:text-properties officeooo:rsid="000b024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Fiche personnelle d’activité</text:p>
      <text:p text:style-name="P15">M1 Informatique</text:p>
      <text:p text:style-name="P11"><text:span text:style-name="T12">Projet : </text:span><text:span text:style-name="T24">Estimation de pose, informatique affective et ingénierie de données pour l'analyse vidéo automatisée</text:span><text:span text:style-name="T27"> </text:span></text:p>
      <text:p text:style-name="P16"/>
      <text:p text:style-name="Text_20_body"><text:span text:style-name="T10">Nom : </text:span><text:span text:style-name="T11">Boquain Mathis</text:span></text:p>
      <text:p text:style-name="P1"/>
      <text:p text:style-name="Text_20_body">Début projet : Mardi <text:s/><text:span text:style-name="T9">7</text:span> novembre <text:span text:style-name="T9">23</text:span> <text:s/>- Fin Projet : </text:p>
      <text:p text:style-name="Text_20_body"/>
      <text:p text:style-name="P2">Semaine 1 : L<text:span text:style-name="T9">undi</text:span> <text:span text:style-name="T9">6</text:span>/11/<text:span text:style-name="T9">23</text:span> <text:s/>– <text:s/><text:span text:style-name="T31">V</text:span>endredi <text:s/><text:span text:style-name="T9">10</text:span>/11/15 <text:s text:c="2"/>(<text:span text:style-name="T36">4h</text:span>)</text:p>
      <text:p text:style-name="P2"/>
      <text:p text:style-name="P2"><text:span text:style-name="T14">*</text:span> <text:span text:style-name="T15">Réunion de présentation du projet : 0h30</text:span></text:p>
      <text:p text:style-name="P18">Réunion avec Alexandre Lochain, Oualid Siraji, Emmanuel Blanchard. </text:p>
      <text:p text:style-name="P17"/>
      <text:p text:style-name="Text_20_body">* Compréhension du sujet distribué : 0h30</text:p>
      <text:p text:style-name="Text_20_body">Travail effectué seul</text:p>
      <text:p text:style-name="Text_20_body"/>
      <text:p text:style-name="Text_20_body">* Mise en commun de la compréhension du sujet <text:span text:style-name="T13">et de la première réunion</text:span>: <text:span text:style-name="T13">1</text:span>h<text:span text:style-name="T13">00</text:span></text:p>
      <text:p text:style-name="Text_20_body">Réunion avec <text:span text:style-name="T13">Alexandre Lochain, Oualid Siraji</text:span>. </text:p>
      <text:p text:style-name="Text_20_body"/>
      <text:p text:style-name="P30">* Visionnage d’un tuto vidéo pour l’estimation de pose :1h30</text:p>
      <text:p text:style-name="Text_20_body">Travail effectué seul</text:p>
      <text:p text:style-name="Text_20_body"/>
      <text:p text:style-name="Text_20_body">* <text:span text:style-name="T36">Compte rendu de réunion : <text:s/>0h</text:span><text:span text:style-name="T37">2</text:span><text:span text:style-name="T36">0</text:span></text:p>
      <text:p text:style-name="P35">Travail effectué seul</text:p>
      <text:p text:style-name="P35"/>
      <text:p text:style-name="P35">* <text:span text:style-name="T37">Mise à jour fiche activité individuelle : 0h10</text:span></text:p>
      <text:p text:style-name="P35">Travail effectué seul</text:p>
      <text:p text:style-name="Text_20_body"/>
      <text:p text:style-name="P2">Semaine 2 : Lundi <text:span text:style-name="T31">20</text:span>/11/<text:span text:style-name="T13">23</text:span> – Ve<text:span text:style-name="T31">ndredi</text:span> <text:span text:style-name="T13">2</text:span><text:span text:style-name="T31">4</text:span>/11/<text:span text:style-name="T13">23</text:span> (<text:span text:style-name="T37">10h</text:span>)</text:p>
      <text:p text:style-name="P2"/>
      <text:p text:style-name="P12">* Planification d<text:span text:style-name="T23">u premier sprint</text:span> + répartition travail : 1h</text:p>
      <text:p text:style-name="P19"><text:soft-page-break/>Réunion avec Alexandre Lochain, Oualid Siraji.</text:p>
      <text:p text:style-name="P19"/>
      <text:p text:style-name="P4"><text:span text:style-name="T15">* </text:span><text:span text:style-name="T16">Installation et prise en main de YoloV8 et CVAT : 2h00</text:span></text:p>
      <text:p text:style-name="P12">Travail effectué seul</text:p>
      <text:p text:style-name="P19"/>
      <text:p text:style-name="P4"><text:span text:style-name="T15">*</text:span><text:span text:style-name="T17">Création d’un dépôt sur gitlab : 0h</text:span><text:span text:style-name="T22">3</text:span><text:span text:style-name="T17">0</text:span></text:p>
      <text:p text:style-name="P24">Travail effectué seul</text:p>
      <text:p text:style-name="P28"/>
      <text:p text:style-name="P13"><text:span text:style-name="T15">* M</text:span><text:span text:style-name="T16">ise en place d’une fonction permettant de découper une vidéo en N nombres d’images </text:span><text:span text:style-name="T18">dans le notebook « </text:span><text:span text:style-name="T29">PoseEstimation.iynb </text:span><text:span text:style-name="T26">»</text:span><text:span text:style-name="T30">:</text:span><text:span text:style-name="T16"> 2h00</text:span></text:p>
      <text:p text:style-name="P12">Travail effectué seul</text:p>
      <text:p text:style-name="P12"/>
      <text:p text:style-name="P7"><text:span text:style-name="T14">*</text:span> <text:span text:style-name="T15">Réunion projet : </text:span><text:span text:style-name="T16">1</text:span><text:span text:style-name="T15">h</text:span><text:span text:style-name="T16">2</text:span><text:span text:style-name="T15">0</text:span></text:p>
      <text:p text:style-name="P20">Réunion avec Alexandre Lochain, Oualid Siraji, Emmanuel Blanchard. </text:p>
      <text:p text:style-name="P12"/>
      <text:p text:style-name="P5"><text:span text:style-name="T14">* </text:span><text:span text:style-name="T18">A</text:span><text:span text:style-name="T14">nnotations sur quelques images tirées d’une vidéo d’une personne marchant à pied pour faire de l’estimation de pose (définitions des keypoints, application en utilisant CVAT) : 3h00</text:span></text:p>
      <text:p text:style-name="P24">Travail effectué seul</text:p>
      <text:p text:style-name="P24"/>
      <text:p text:style-name="P35">* <text:span text:style-name="T37">Mise à jour fiche activité individuelle : 0h10</text:span></text:p>
      <text:p text:style-name="P27">Travail effectué seul</text:p>
      <text:p text:style-name="P24"/>
      <text:p text:style-name="Text_20_body"><text:span text:style-name="T2">Semaine </text:span><text:span text:style-name="T5">3</text:span><text:span text:style-name="T2"> : Lundi </text:span><text:span text:style-name="T3">2</text:span><text:span text:style-name="T5">7</text:span><text:span text:style-name="T2">/</text:span><text:span text:style-name="T3">11</text:span><text:span text:style-name="T2">/</text:span><text:span text:style-name="T3">23</text:span><text:span text:style-name="T2"> – </text:span><text:span text:style-name="T5">Vendredi</text:span><text:span text:style-name="T2"> </text:span><text:span text:style-name="T5">1</text:span><text:span text:style-name="T2">/</text:span><text:span text:style-name="T3">1</text:span><text:span text:style-name="T5">2</text:span><text:span text:style-name="T2">/</text:span><text:span text:style-name="T3">23 </text:span><text:span text:style-name="T4">(</text:span><text:span text:style-name="T6">10h</text:span><text:span text:style-name="T8">3</text:span><text:span text:style-name="T7">0</text:span><text:span text:style-name="T4">)</text:span></text:p>
      <text:p text:style-name="P31"/>
      <text:p text:style-name="P10"><text:span text:style-name="T15">* </text:span><text:span text:style-name="T20">Réunion hebdo : 0h30</text:span></text:p>
      <text:p text:style-name="P21">Réunion avec Alexandre Lochain, Oualid Siraji.</text:p>
      <text:p text:style-name="P20"/>
      <text:p text:style-name="P6"><text:span text:style-name="T14">* </text:span><text:span text:style-name="T18">Répartion des images dans une structure spécifique pour pouvoir appliquer le modèle pose-estimation de YoloV8 dans le dossier « </text:span><text:span text:style-name="T29">PoseEstimation </text:span><text:span text:style-name="T26">»</text:span><text:span text:style-name="T18">: 0h</text:span><text:span text:style-name="T22">2</text:span><text:span text:style-name="T18">0</text:span></text:p>
      <text:p text:style-name="P29"/>
      <text:p text:style-name="P8"><text:span text:style-name="T14">* Configuration du fichier « config.yaml » pour la pose estimation qui contient des configurations spécifiques pour la pose estimation dans le dossier « </text:span><text:span text:style-name="T28">PoseEstimation </text:span><text:span text:style-name="T25">»</text:span><text:span text:style-name="T14">: 1h</text:span></text:p>
      <text:p text:style-name="P25">Travail effectué seul</text:p>
      <text:p text:style-name="P25"/>
      <text:p text:style-name="P9"><text:span text:style-name="T14">*</text:span> <text:span text:style-name="T15">Réunion projet : </text:span><text:span text:style-name="T16">1</text:span><text:span text:style-name="T15">h</text:span></text:p>
      <text:p text:style-name="P22"><text:soft-page-break/>Réunion avec Alexandre Lochain, Oualid Siraji, Emmanuel Blanchard. </text:p>
      <text:p text:style-name="P25"/>
      <text:p text:style-name="P7"><text:span text:style-name="T16">* </text:span><text:span text:style-name="T18">Recherche d</text:span><text:span text:style-name="T20">e plusieurs</text:span><text:span text:style-name="T18"> problème</text:span><text:span text:style-name="T20">s</text:span><text:span text:style-name="T18"> lors de l’application du modèle : </text:span><text:span text:style-name="T19">4</text:span><text:span text:style-name="T18">h</text:span></text:p>
      <text:p text:style-name="P25">Travail effectué seul</text:p>
      <text:p text:style-name="P20"/>
      <text:p text:style-name="P7"><text:span text:style-name="T15">* </text:span><text:span text:style-name="T19">Début d’i</text:span><text:span text:style-name="T15">mpl</text:span><text:span text:style-name="T18">émentation d’u</text:span><text:span text:style-name="T15">ne fonction </text:span><text:span text:style-name="T18">perm</text:span><text:span text:style-name="T19">e</text:span><text:span text:style-name="T18">ttant de transformer les données au format CVAT au format COCO : </text:span><text:span text:style-name="T19">3</text:span><text:span text:style-name="T18">h</text:span></text:p>
      <text:p text:style-name="P25">Travail effectué seul</text:p>
      <text:p text:style-name="P25"/>
      <text:p text:style-name="P33"><text:span text:style-name="T16">* </text:span><text:span text:style-name="T21">Compte rendu de réunion : <text:s/>0h30</text:span></text:p>
      <text:p text:style-name="P34"><text:span text:style-name="T21">Travail effectué seul</text:span></text:p>
      <text:p text:style-name="P34"><text:span text:style-name="T21"/></text:p>
      <text:p text:style-name="P35">* <text:span text:style-name="T37">Mise à jour fiche activité individuelle : 0h10</text:span></text:p>
      <text:p text:style-name="P34"><text:span text:style-name="T21">Travail effectué seul</text:span></text:p>
      <text:p text:style-name="P20"/>
      <text:p text:style-name="P9"><text:span text:style-name="T32">Semaine </text:span><text:span text:style-name="T35">4</text:span><text:span text:style-name="T32"> : Lundi </text:span><text:span text:style-name="T35">4</text:span><text:span text:style-name="T32">/</text:span><text:span text:style-name="T33">1</text:span><text:span text:style-name="T35">2</text:span><text:span text:style-name="T32">/</text:span><text:span text:style-name="T33">23</text:span><text:span text:style-name="T32"> – </text:span><text:span text:style-name="T35">Vendredi</text:span><text:span text:style-name="T32"> </text:span><text:span text:style-name="T35">8</text:span><text:span text:style-name="T32">/</text:span><text:span text:style-name="T33">1</text:span><text:span text:style-name="T35">2</text:span><text:span text:style-name="T32">/</text:span><text:span text:style-name="T33">23 </text:span><text:span text:style-name="T34">(</text:span><text:span text:style-name="T35">3h</text:span><text:span text:style-name="T34">)</text:span></text:p>
      <text:p text:style-name="P32"/>
      <text:p text:style-name="P9"><text:span text:style-name="T15">* </text:span><text:span text:style-name="T20">Réunion hebdo : 0h30</text:span></text:p>
      <text:p text:style-name="P21">Réunion avec Alexandre Lochain, Oualid Siraji.</text:p>
      <text:p text:style-name="P21"/>
      <text:p text:style-name="P9"><text:span text:style-name="T15">* </text:span><text:span text:style-name="T19">Fin d’i</text:span><text:span text:style-name="T15">mpl</text:span><text:span text:style-name="T18">émentation d’u</text:span><text:span text:style-name="T15">ne fonction </text:span><text:span text:style-name="T18">perm</text:span><text:span text:style-name="T19">e</text:span><text:span text:style-name="T18">ttant de transformer les données au format CVAT au format COCO : </text:span><text:span text:style-name="T20">2</text:span><text:span text:style-name="T18">h</text:span><text:span text:style-name="T22">2</text:span><text:span text:style-name="T20">0</text:span></text:p>
      <text:p text:style-name="P26">Travail effectué seul</text:p>
      <text:p text:style-name="P32"/>
      <text:p text:style-name="Text_20_body"/>
      <text:p text:style-name="P3">TOTAL : ? heure<text:span text:style-name="T9">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ormalserre12" style:family="paragraph" style:parent-style-name="Standard">
      <style:paragraph-properties fo:margin-left="0cm" fo:margin-right="-0.501cm" fo:text-align="justify" style:justify-single-word="false" fo:text-indent="0cm" style:auto-text-indent="false"/>
      <style:text-properties fo:font-size="10pt" style:font-size-asian="10pt" style:language-asian="ko" style:country-asian="KR" style:font-size-complex="10pt"/>
    </style:style>
    <style:style style:name="Objet_20_avec_20_flèche" style:display-name="Objet avec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Standard" style:class="text">
      <style:paragraph-properties fo:margin-left="0cm" fo:margin-right="0cm" fo:text-indent="0.6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loext:contextual-spacing="false"/>
    </style:style>
    <style:style style:name="Titre2" style:family="paragraph" style:parent-style-name="Standard">
      <style:paragraph-properties fo:margin-top="0.42cm" fo:margin-bottom="0.21cm" loext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end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Mangal" fo:font-family="Mangal" style:font-pitch="variable" fo:font-size="18pt" style:letter-kerning="true" style:font-name-asian="Mangal" style:font-family-asian="Mangal" style:font-pitch-asian="variable" style:font-size-asian="18pt" style:font-name-complex="Mangal" style:font-family-complex="Mangal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text-align="end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Police_20_par_20_défaut" style:display-name="Police par défaut" style:family="paragraph">
      <style:paragraph-properties style:text-autospace="none"/>
      <style:text-properties fo:font-size="12pt" style:font-size-asian="12pt" style:font-size-complex="12pt"/>
    </style:style>
    <style:style style:name="Internet_20_link" style:display-name="Internet link" style:family="paragraph">
      <style:paragraph-properties style:text-autospace="none"/>
      <style:text-properties fo:color="#0000ff" fo:font-size="12pt" style:text-underline-style="solid" style:text-underline-width="auto" style:text-underline-color="font-color" style:font-size-asian="12pt" style:font-size-complex="12pt"/>
    </style:style>
    <style:style style:name="pres_5f_INFO1_7e_LT_7e_Gliederung_20_1" style:display-name="pres_INFO1~LT~Gliederung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6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6pt" style:font-style-asian="normal" style:font-weight-asian="normal" style:font-name-complex="Tahoma" style:font-family-complex="Tahoma" style:font-family-generic-complex="swiss" style:font-pitch-complex="variable" style:font-size-complex="26pt" style:font-style-complex="normal" style:font-weight-complex="normal" style:text-emphasize="none"/>
    </style:style>
    <style:style style:name="pres_5f_INFO1_7e_LT_7e_Gliederung_20_2" style:display-name="pres_INFO1~LT~Gliederung 2" style:family="paragraph" style:parent-style-name="pres_5f_INFO1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0pt" style:font-size-asian="20pt" style:font-size-complex="20pt"/>
    </style:style>
    <style:style style:name="pres_5f_INFO1_7e_LT_7e_Gliederung_20_3" style:display-name="pres_INFO1~LT~Gliederung 3" style:family="paragraph" style:parent-style-name="pres_5f_INFO1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18pt" style:font-size-asian="18pt" style:font-size-complex="18pt"/>
    </style:style>
    <style:style style:name="pres_5f_INFO1_7e_LT_7e_Gliederung_20_4" style:display-name="pres_INFO1~LT~Gliederung 4" style:family="paragraph" style:parent-style-name="pres_5f_INFO1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res_5f_INFO1_7e_LT_7e_Gliederung_20_5" style:display-name="pres_INFO1~LT~Gliederung 5" style:family="paragraph" style:parent-style-name="pres_5f_INFO1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pres_5f_INFO1_7e_LT_7e_Gliederung_20_6" style:display-name="pres_INFO1~LT~Gliederung 6" style:family="paragraph" style:parent-style-name="pres_5f_INFO1_7e_LT_7e_Gliederung_20_5">
      <style:paragraph-properties fo:margin-left="7.2cm" fo:margin-right="0cm" fo:text-indent="-0.6cm" style:auto-text-indent="false">
        <style:tab-stops/>
      </style:paragraph-properties>
    </style:style>
    <style:style style:name="pres_5f_INFO1_7e_LT_7e_Gliederung_20_7" style:display-name="pres_INFO1~LT~Gliederung 7" style:family="paragraph" style:parent-style-name="pres_5f_INFO1_7e_LT_7e_Gliederung_20_6">
      <style:paragraph-properties fo:margin-left="8.4cm" fo:margin-right="0cm" fo:text-indent="-0.6cm" style:auto-text-indent="false">
        <style:tab-stops/>
      </style:paragraph-properties>
    </style:style>
    <style:style style:name="pres_5f_INFO1_7e_LT_7e_Gliederung_20_8" style:display-name="pres_INFO1~LT~Gliederung 8" style:family="paragraph" style:parent-style-name="pres_5f_INFO1_7e_LT_7e_Gliederung_20_7">
      <style:paragraph-properties fo:margin-left="9.601cm" fo:margin-right="0cm" fo:text-indent="-0.6cm" style:auto-text-indent="false">
        <style:tab-stops/>
      </style:paragraph-properties>
    </style:style>
    <style:style style:name="pres_5f_INFO1_7e_LT_7e_Gliederung_20_9" style:display-name="pres_INFO1~LT~Gliederung 9" style:family="paragraph" style:parent-style-name="pres_5f_INFO1_7e_LT_7e_Gliederung_20_8">
      <style:paragraph-properties fo:margin-left="10.8cm" fo:margin-right="0cm" fo:text-indent="-0.6cm" style:auto-text-indent="false">
        <style:tab-stops/>
      </style:paragraph-properties>
    </style:style>
    <style:style style:name="pres_5f_INFO1_7e_LT_7e_Titel" style:display-name="pres_INFO1~LT~Titel" style:family="paragraph">
      <style:paragraph-properties fo:text-align="end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pres_5f_INFO1_7e_LT_7e_Untertitel" style:display-name="pres_INFO1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pres_5f_INFO1_7e_LT_7e_Notizen" style:display-name="pres_INFO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pres_5f_INFO1_7e_LT_7e_Hintergrundobjekte" style:display-name="pres_INFO1~LT~Hintergrundobjekte" style:family="paragraph">
      <style:paragraph-properties style:text-autospace="none"/>
      <style:text-properties style:letter-kerning="true"/>
    </style:style>
    <style:style style:name="pres_5f_INFO1_7e_LT_7e_Hintergrund" style:display-name="pres_INFO1~LT~Hintergrund" style:family="paragraph">
      <style:paragraph-properties style:text-autospace="none"/>
      <style:text-properties style:letter-kerning="tru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cm" loext:contextual-spacing="false" fo:text-align="justify" style:justify-single-word="false" fo:keep-with-next="always"/>
      <style:text-properties fo:font-size="12pt" style:font-size-asian="12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Courier New" fo:font-family="'Courier New'" style:font-family-generic="modern"/>
    </style:style>
    <style:style style:name="WW8Num1z1" style:family="text">
      <style:text-properties style:font-name="Symbol" fo:font-family="Symbol" style:font-family-generic="roman" style:font-pitch="variable" style:font-charset="x-symbol" fo:font-size="8pt" style:font-size-asian="8pt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Courier New" fo:font-family="'Courier New'" style:font-family-generic="modern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Courier New" fo:font-family="'Courier New'" style:font-family-generic="modern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Courier New" fo:font-family="'Courier New'" style:font-family-generic="modern"/>
    </style:style>
    <style:style style:name="WW8Num4z1" style:family="text">
      <style:text-properties style:font-name="Wingdings" fo:font-family="Wingdings" style:font-pitch="variable" style:font-charset="x-symbol" fo:font-size="8pt" style:font-size-asian="8pt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>
      <style:text-properties style:font-name="Courier New" fo:font-family="'Courier New'" style:font-family-generic="modern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Courier New" fo:font-family="'Courier New'" style:font-family-generic="modern"/>
    </style:style>
    <style:style style:name="WW8Num6z1" style:family="text">
      <style:text-properties style:font-name="Wingdings" fo:font-family="Wingdings" style:font-pitch="variable" style:font-charset="x-symbol" fo:font-size="8pt" style:font-size-asian="8pt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Courier New" fo:font-family="'Courier New'" style:font-family-generic="modern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Courier New" fo:font-family="'Courier New'" style:font-family-generic="modern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Numbering_20_Symbols" style:display-name="Numbering Symbols" style:family="text">
      <style:text-properties fo:font-size="12pt" style:font-size-asian="12pt" style:font-size-complex="12pt"/>
    </style:style>
    <style:style style:name="WW8Num11z0" style:family="text">
      <style:text-properties style:font-name="Courier New" fo:font-family="'Courier New'" style:font-family-generic="modern"/>
    </style:style>
    <style:style style:name="WW8Num11z1" style:family="text">
      <style:text-properties style:font-name="Wingdings" fo:font-family="Wingdings" style:font-pitch="variable" style:font-charset="x-symbol" fo:font-size="8pt" style:font-size-asian="8pt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4z0" style:family="text">
      <style:text-properties style:font-name="Courier New" fo:font-family="'Courier New'" style:font-family-generic="modern"/>
    </style:style>
    <style:style style:name="WW8Num15z0" style:family="text">
      <style:text-properties style:font-name="Courier New" fo:font-family="'Courier New'" style:font-family-generic="modern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z1" text:bullet-char="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z1" text:bullet-char="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6z1" text:bullet-char="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□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2" text:style-name="WW8Num11z1" text:bullet-char="">
        <style:list-level-properties text:space-before="3.175cm" text:min-label-width="0.635cm"/>
        <style:text-properties style:font-name="Wingdings"/>
      </text:list-level-style-bullet>
      <text:list-level-style-bullet text:level="3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1z4" text:bullet-char="o">
        <style:list-level-properties text:space-before="6.98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1z4" text:bullet-char="o">
        <style:list-level-properties text:space-before="10.795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□">
        <style:list-level-properties text:space-before="2.223cm" text:min-label-width="0.635cm"/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space-before="3.175cm" text:min-label-width="0.635cm"/>
      </text:list-level-style-number>
      <text:list-level-style-number text:level="3" style:num-suffix="." style:num-format="i">
        <style:list-level-properties text:min-label-width="5.08cm" text:min-label-distance="0.318cm" fo:text-align="end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a" style:num-letter-sync="true">
        <style:list-level-properties text:space-before="6.985cm" text:min-label-width="0.635cm"/>
      </text:list-level-style-number>
      <text:list-level-style-number text:level="6" style:num-suffix="." style:num-format="i">
        <style:list-level-properties text:min-label-width="8.89cm" text:min-label-distance="0.318cm" fo:text-align="end"/>
      </text:list-level-style-number>
      <text:list-level-style-number text:level="7" style:num-suffix="." style:num-format="1">
        <style:list-level-properties text:space-before="9.525cm" text:min-label-width="0.635cm"/>
      </text:list-level-style-number>
      <text:list-level-style-number text:level="8" style:num-suffix="." style:num-format="a" style:num-letter-sync="true">
        <style:list-level-properties text:space-before="10.795cm" text:min-label-width="0.635cm"/>
      </text:list-level-style-number>
      <text:list-level-style-number text:level="9" style:num-suffix="." style:num-format="i">
        <style:list-level-properties text:min-label-width="12.7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□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2" text:style-name="WW8Num15z1" text:bullet-char="o">
        <style:list-level-properties text:space-before="3.17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5z3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6.98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5z3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10.79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MT1">CCG1- Gestion Information <text:s text:c="20"/>Fiche d'activités</text:span><text:tab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Questions à choix multiples</dc:title>
    <meta:initial-creator>Mepulco</meta:initial-creator>
    <meta:creation-date>2005-03-02T09:36:00</meta:creation-date>
    <dc:date>2023-12-10T20:32:14.911000000</dc:date>
    <meta:print-date>2009-09-15T08:52:02.20</meta:print-date>
    <meta:editing-cycles>59</meta:editing-cycles>
    <meta:editing-duration>P1DT3H22M41S</meta:editing-duration>
    <meta:generator>LibreOffice/6.4.7.2$Windows_X86_64 LibreOffice_project/639b8ac485750d5696d7590a72ef1b496725cfb5</meta:generator>
    <meta:document-statistic meta:table-count="0" meta:image-count="0" meta:object-count="0" meta:page-count="3" meta:paragraph-count="56" meta:word-count="448" meta:character-count="2824" meta:non-whitespace-character-count="2393"/>
  </office:meta>
</office:document-meta>
</file>